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8185_rand" table:style-name="ta1">
        <table:shapes>
          <draw:frame draw:z-index="0" draw:style-name="gr1" draw:text-style-name="P1" svg:width="338.2pt" svg:height="255.26pt" svg:x="477.16pt" svg:y="21.83pt">
            <loext:p draw:notify-on-update-of-ranges="18185_rand.A2:18185_rand.A99 18185_rand.B1:18185_rand.B1 18185_rand.B2:18185_rand.B99 18185_rand.A2:18185_rand.A99 18185_rand.C1:18185_rand.C1 18185_rand.C2:18185_rand.C99 18185_rand.A2:18185_rand.A99 18185_rand.D1:18185_rand.D1 18185_rand.D2:18185_rand.D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+Cache</text:p>
          </table:table-cell>
          <table:table-cell office:value-type="string" calcext:value-type="string">
            <text:p>MzTree+Summary</text:p>
          </table:table-cell>
        </table:table-row>
        <table:table-row table:style-name="ro1">
          <table:table-cell office:value-type="float" office:value="377914" calcext:value-type="float">
            <text:p>377914</text:p>
          </table:table-cell>
          <table:table-cell office:value-type="float" office:value="1.55182355400029" calcext:value-type="float">
            <text:p>1.551823554</text:p>
          </table:table-cell>
          <table:table-cell office:value-type="float" office:value="7.69810638499985" calcext:value-type="float">
            <text:p>7.69810638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8" calcext:value-type="float">
            <text:p>0.968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0.777017110998713" calcext:value-type="float">
            <text:p>0.777017111</text:p>
          </table:table-cell>
          <table:table-cell office:value-type="float" office:value="6.73018096899978" calcext:value-type="float">
            <text:p>6.73018096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381333" calcext:value-type="float">
            <text:p>381333</text:p>
          </table:table-cell>
          <table:table-cell office:value-type="float" office:value="1.57654636099869" calcext:value-type="float">
            <text:p>1.576546361</text:p>
          </table:table-cell>
          <table:table-cell office:value-type="float" office:value="7.70707105600013" calcext:value-type="float">
            <text:p>7.707071056</text:p>
          </table:table-cell>
          <table:table-cell office:value-type="float" office:value="1.378" calcext:value-type="float">
            <text:p>1.378</text:p>
          </table:table-cell>
          <table:table-cell office:value-type="float" office:value="1.194" calcext:value-type="float">
            <text:p>1.1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46480" calcext:value-type="float">
            <text:p>246480</text:p>
          </table:table-cell>
          <table:table-cell office:value-type="float" office:value="1.34789777100013" calcext:value-type="float">
            <text:p>1.347897771</text:p>
          </table:table-cell>
          <table:table-cell office:value-type="float" office:value="7.60383665799964" calcext:value-type="float">
            <text:p>7.603836658</text:p>
          </table:table-cell>
          <table:table-cell office:value-type="float" office:value="0.808" calcext:value-type="float">
            <text:p>0.808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17541" calcext:value-type="float">
            <text:p>117541</text:p>
          </table:table-cell>
          <table:table-cell office:value-type="float" office:value="1.13151576499877" calcext:value-type="float">
            <text:p>1.131515765</text:p>
          </table:table-cell>
          <table:table-cell office:value-type="float" office:value="7.85288861499976" calcext:value-type="float">
            <text:p>7.852888615</text:p>
          </table:table-cell>
          <table:table-cell office:value-type="float" office:value="0.701" calcext:value-type="float">
            <text:p>0.701</text:p>
          </table:table-cell>
          <table:table-cell office:value-type="float" office:value="1.263" calcext:value-type="float">
            <text:p>1.263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float" office:value="0.997588797999924" calcext:value-type="float">
            <text:p>0.997588798</text:p>
          </table:table-cell>
          <table:table-cell office:value-type="float" office:value="7.59212470099919" calcext:value-type="float">
            <text:p>7.592124701</text:p>
          </table:table-cell>
          <table:table-cell office:value-type="float" office:value="0.584" calcext:value-type="float">
            <text:p>0.584</text:p>
          </table:table-cell>
          <table:table-cell office:value-type="float" office:value="0.424" calcext:value-type="float">
            <text:p>0.4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0887613599989" calcext:value-type="float">
            <text:p>0.908876136</text:p>
          </table:table-cell>
          <table:table-cell office:value-type="float" office:value="7.35489753299953" calcext:value-type="float">
            <text:p>7.354897533</text:p>
          </table:table-cell>
          <table:table-cell office:value-type="float" office:value="0.348" calcext:value-type="float">
            <text:p>0.34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float" office:value="1.21730882199881" calcext:value-type="float">
            <text:p>1.217308822</text:p>
          </table:table-cell>
          <table:table-cell office:value-type="float" office:value="9.33123773399893" calcext:value-type="float">
            <text:p>9.3312377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1" calcext:value-type="float">
            <text:p>0.2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3148" calcext:value-type="float">
            <text:p>63148</text:p>
          </table:table-cell>
          <table:table-cell office:value-type="float" office:value="1.0134246079997" calcext:value-type="float">
            <text:p>1.013424608</text:p>
          </table:table-cell>
          <table:table-cell office:value-type="float" office:value="7.54365185399911" calcext:value-type="float">
            <text:p>7.54365185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9" calcext:value-type="float">
            <text:p>0.529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94782" calcext:value-type="float">
            <text:p>94782</text:p>
          </table:table-cell>
          <table:table-cell office:value-type="float" office:value="0.823341497000001" calcext:value-type="float">
            <text:p>0.823341497</text:p>
          </table:table-cell>
          <table:table-cell office:value-type="float" office:value="6.11226014299973" calcext:value-type="float">
            <text:p>6.112260143</text:p>
          </table:table-cell>
          <table:table-cell office:value-type="float" office:value="0.474" calcext:value-type="float">
            <text:p>0.474</text:p>
          </table:table-cell>
          <table:table-cell office:value-type="float" office:value="0.338" calcext:value-type="float">
            <text:p>0.338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746187" calcext:value-type="float">
            <text:p>746187</text:p>
          </table:table-cell>
          <table:table-cell office:value-type="float" office:value="2.75893762600026" calcext:value-type="float">
            <text:p>2.758937626</text:p>
          </table:table-cell>
          <table:table-cell office:value-type="float" office:value="10.975365454" calcext:value-type="float">
            <text:p>10.975365454</text:p>
          </table:table-cell>
          <table:table-cell office:value-type="float" office:value="1.6" calcext:value-type="float">
            <text:p>1.6</text:p>
          </table:table-cell>
          <table:table-cell office:value-type="float" office:value="1.416" calcext:value-type="float">
            <text:p>1.41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54386" calcext:value-type="float">
            <text:p>54386</text:p>
          </table:table-cell>
          <table:table-cell office:value-type="float" office:value="0.872325684000316" calcext:value-type="float">
            <text:p>0.872325684</text:p>
          </table:table-cell>
          <table:table-cell office:value-type="float" office:value="6.96417607799958" calcext:value-type="float">
            <text:p>6.964176078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8074" calcext:value-type="float">
            <text:p>38074</text:p>
          </table:table-cell>
          <table:table-cell office:value-type="float" office:value="0.867459392000455" calcext:value-type="float">
            <text:p>0.867459392</text:p>
          </table:table-cell>
          <table:table-cell office:value-type="float" office:value="7.06977503599956" calcext:value-type="float">
            <text:p>7.069775036</text:p>
          </table:table-cell>
          <table:table-cell office:value-type="float" office:value="0.574" calcext:value-type="float">
            <text:p>0.57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284181" calcext:value-type="float">
            <text:p>284181</text:p>
          </table:table-cell>
          <table:table-cell office:value-type="float" office:value="1.69295145799879" calcext:value-type="float">
            <text:p>1.692951458</text:p>
          </table:table-cell>
          <table:table-cell office:value-type="float" office:value="9.44222057200022" calcext:value-type="float">
            <text:p>9.442220572</text:p>
          </table:table-cell>
          <table:table-cell office:value-type="float" office:value="0.78" calcext:value-type="float">
            <text:p>0.78</text:p>
          </table:table-cell>
          <table:table-cell office:value-type="float" office:value="0.787" calcext:value-type="float">
            <text:p>0.787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0.840552210000169" calcext:value-type="float">
            <text:p>0.84055221</text:p>
          </table:table-cell>
          <table:table-cell office:value-type="float" office:value="7.15283630900012" calcext:value-type="float">
            <text:p>7.152836309</text:p>
          </table:table-cell>
          <table:table-cell office:value-type="float" office:value="0.22" calcext:value-type="float">
            <text:p>0.2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0.722933089000435" calcext:value-type="float">
            <text:p>0.722933089</text:p>
          </table:table-cell>
          <table:table-cell office:value-type="float" office:value="6.41789474500001" calcext:value-type="float">
            <text:p>6.41789474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79481" calcext:value-type="float">
            <text:p>179481</text:p>
          </table:table-cell>
          <table:table-cell office:value-type="float" office:value="1.32176766799967" calcext:value-type="float">
            <text:p>1.321767668</text:p>
          </table:table-cell>
          <table:table-cell office:value-type="float" office:value="8.13606077999975" calcext:value-type="float">
            <text:p>8.13606078</text:p>
          </table:table-cell>
          <table:table-cell office:value-type="float" office:value="0.811" calcext:value-type="float">
            <text:p>0.811</text:p>
          </table:table-cell>
          <table:table-cell office:value-type="float" office:value="0.579" calcext:value-type="float">
            <text:p>0.579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0.534480041000279" calcext:value-type="float">
            <text:p>0.534480041</text:p>
          </table:table-cell>
          <table:table-cell office:value-type="float" office:value="5.33660233199953" calcext:value-type="float">
            <text:p>5.33660233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24728" calcext:value-type="float">
            <text:p>324728</text:p>
          </table:table-cell>
          <table:table-cell office:value-type="float" office:value="1.32095923799898" calcext:value-type="float">
            <text:p>1.320959238</text:p>
          </table:table-cell>
          <table:table-cell office:value-type="float" office:value="6.88650905600116" calcext:value-type="float">
            <text:p>6.886509056</text:p>
          </table:table-cell>
          <table:table-cell office:value-type="float" office:value="1.062" calcext:value-type="float">
            <text:p>1.062</text:p>
          </table:table-cell>
          <table:table-cell office:value-type="float" office:value="1.141" calcext:value-type="float">
            <text:p>1.1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4631" calcext:value-type="float">
            <text:p>254631</text:p>
          </table:table-cell>
          <table:table-cell office:value-type="float" office:value="1.38997520699922" calcext:value-type="float">
            <text:p>1.389975207</text:p>
          </table:table-cell>
          <table:table-cell office:value-type="float" office:value="7.69728060799935" calcext:value-type="float">
            <text:p>7.697280608</text:p>
          </table:table-cell>
          <table:table-cell office:value-type="float" office:value="1.068" calcext:value-type="float">
            <text:p>1.068</text:p>
          </table:table-cell>
          <table:table-cell office:value-type="float" office:value="0.438" calcext:value-type="float">
            <text:p>0.43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6679" calcext:value-type="float">
            <text:p>36679</text:p>
          </table:table-cell>
          <table:table-cell office:value-type="float" office:value="0.773135561999879" calcext:value-type="float">
            <text:p>0.773135562</text:p>
          </table:table-cell>
          <table:table-cell office:value-type="float" office:value="6.48954121499992" calcext:value-type="float">
            <text:p>6.48954121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93253" calcext:value-type="float">
            <text:p>193253</text:p>
          </table:table-cell>
          <table:table-cell office:value-type="float" office:value="1.44889249199878" calcext:value-type="float">
            <text:p>1.448892492</text:p>
          </table:table-cell>
          <table:table-cell office:value-type="float" office:value="8.88778677400114" calcext:value-type="float">
            <text:p>8.887786774</text:p>
          </table:table-cell>
          <table:table-cell office:value-type="float" office:value="0.671" calcext:value-type="float">
            <text:p>0.671</text:p>
          </table:table-cell>
          <table:table-cell office:value-type="float" office:value="2.96" calcext:value-type="float">
            <text:p>2.96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28837" calcext:value-type="float">
            <text:p>28837</text:p>
          </table:table-cell>
          <table:table-cell office:value-type="float" office:value="0.739882755999133" calcext:value-type="float">
            <text:p>0.739882756</text:p>
          </table:table-cell>
          <table:table-cell office:value-type="float" office:value="6.36042734799958" calcext:value-type="float">
            <text:p>6.3604273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6616" calcext:value-type="float">
            <text:p>56616</text:p>
          </table:table-cell>
          <table:table-cell office:value-type="float" office:value="1.03547405800055" calcext:value-type="float">
            <text:p>1.035474058</text:p>
          </table:table-cell>
          <table:table-cell office:value-type="float" office:value="7.6379486120004" calcext:value-type="float">
            <text:p>7.637948612</text:p>
          </table:table-cell>
          <table:table-cell office:value-type="float" office:value="0.443" calcext:value-type="float">
            <text:p>0.44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55102" calcext:value-type="float">
            <text:p>155102</text:p>
          </table:table-cell>
          <table:table-cell office:value-type="float" office:value="0.943527073999576" calcext:value-type="float">
            <text:p>0.943527074</text:p>
          </table:table-cell>
          <table:table-cell office:value-type="float" office:value="6.29540242599978" calcext:value-type="float">
            <text:p>6.295402426</text:p>
          </table:table-cell>
          <table:table-cell office:value-type="float" office:value="0.62" calcext:value-type="float">
            <text:p>0.6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0.561301386000196" calcext:value-type="float">
            <text:p>0.561301386</text:p>
          </table:table-cell>
          <table:table-cell office:value-type="float" office:value="5.43444369700046" calcext:value-type="float">
            <text:p>5.434443697</text:p>
          </table:table-cell>
          <table:table-cell office:value-type="float" office:value="0.222" calcext:value-type="float">
            <text:p>0.2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25943" calcext:value-type="float">
            <text:p>125943</text:p>
          </table:table-cell>
          <table:table-cell office:value-type="float" office:value="1.15419022999959" calcext:value-type="float">
            <text:p>1.15419023</text:p>
          </table:table-cell>
          <table:table-cell office:value-type="float" office:value="7.84020393099854" calcext:value-type="float">
            <text:p>7.84020393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33892" calcext:value-type="float">
            <text:p>33892</text:p>
          </table:table-cell>
          <table:table-cell office:value-type="float" office:value="0.95981774000029" calcext:value-type="float">
            <text:p>0.95981774</text:p>
          </table:table-cell>
          <table:table-cell office:value-type="float" office:value="7.60334267799954" calcext:value-type="float">
            <text:p>7.60334267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6141" calcext:value-type="float">
            <text:p>246141</text:p>
          </table:table-cell>
          <table:table-cell office:value-type="float" office:value="0.981635092999568" calcext:value-type="float">
            <text:p>0.981635093</text:p>
          </table:table-cell>
          <table:table-cell office:value-type="float" office:value="5.69094376199973" calcext:value-type="float">
            <text:p>5.690943762</text:p>
          </table:table-cell>
          <table:table-cell office:value-type="float" office:value="0.706" calcext:value-type="float">
            <text:p>0.706</text:p>
          </table:table-cell>
          <table:table-cell office:value-type="float" office:value="1.182" calcext:value-type="float">
            <text:p>1.18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32432" calcext:value-type="float">
            <text:p>32432</text:p>
          </table:table-cell>
          <table:table-cell office:value-type="float" office:value="0.882407027000227" calcext:value-type="float">
            <text:p>0.882407027</text:p>
          </table:table-cell>
          <table:table-cell office:value-type="float" office:value="7.20400957700076" calcext:value-type="float">
            <text:p>7.2040095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49668" calcext:value-type="float">
            <text:p>149668</text:p>
          </table:table-cell>
          <table:table-cell office:value-type="float" office:value="1.28193644100065" calcext:value-type="float">
            <text:p>1.281936441</text:p>
          </table:table-cell>
          <table:table-cell office:value-type="float" office:value="8.23453126899949" calcext:value-type="float">
            <text:p>8.234531269</text:p>
          </table:table-cell>
          <table:table-cell office:value-type="float" office:value="0.669" calcext:value-type="float">
            <text:p>0.669</text:p>
          </table:table-cell>
          <table:table-cell office:value-type="float" office:value="0.51" calcext:value-type="float">
            <text:p>0.51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707035" calcext:value-type="float">
            <text:p>707035</text:p>
          </table:table-cell>
          <table:table-cell office:value-type="float" office:value="2.37056531499911" calcext:value-type="float">
            <text:p>2.370565315</text:p>
          </table:table-cell>
          <table:table-cell office:value-type="float" office:value="9.18137177300014" calcext:value-type="float">
            <text:p>9.181371773</text:p>
          </table:table-cell>
          <table:table-cell office:value-type="float" office:value="1.638" calcext:value-type="float">
            <text:p>1.638</text:p>
          </table:table-cell>
          <table:table-cell office:value-type="float" office:value="2.005" calcext:value-type="float">
            <text:p>2.0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float" office:value="0.855008896000072" calcext:value-type="float">
            <text:p>0.855008896</text:p>
          </table:table-cell>
          <table:table-cell office:value-type="float" office:value="6.86850547100039" calcext:value-type="float">
            <text:p>6.868505471</text:p>
          </table:table-cell>
          <table:table-cell office:value-type="float" office:value="0.325" calcext:value-type="float">
            <text:p>0.325</text:p>
          </table:table-cell>
          <table:table-cell office:value-type="float" office:value="0.13" calcext:value-type="float">
            <text:p>0.1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39869" calcext:value-type="float">
            <text:p>239869</text:p>
          </table:table-cell>
          <table:table-cell office:value-type="float" office:value="1.34504184900106" calcext:value-type="float">
            <text:p>1.345041849</text:p>
          </table:table-cell>
          <table:table-cell office:value-type="float" office:value="7.81325911100066" calcext:value-type="float">
            <text:p>7.813259111</text:p>
          </table:table-cell>
          <table:table-cell office:value-type="float" office:value="0.919" calcext:value-type="float">
            <text:p>0.919</text:p>
          </table:table-cell>
          <table:table-cell office:value-type="float" office:value="1.673" calcext:value-type="float">
            <text:p>1.673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50927" calcext:value-type="float">
            <text:p>150927</text:p>
          </table:table-cell>
          <table:table-cell office:value-type="float" office:value="1.37005202100045" calcext:value-type="float">
            <text:p>1.370052021</text:p>
          </table:table-cell>
          <table:table-cell office:value-type="float" office:value="8.85172474200044" calcext:value-type="float">
            <text:p>8.851724742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8" calcext:value-type="float">
            <text:p>0.418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64005" calcext:value-type="float">
            <text:p>64005</text:p>
          </table:table-cell>
          <table:table-cell office:value-type="float" office:value="0.945892543000809" calcext:value-type="float">
            <text:p>0.945892543</text:p>
          </table:table-cell>
          <table:table-cell office:value-type="float" office:value="7.1760285979999" calcext:value-type="float">
            <text:p>7.176028598</text:p>
          </table:table-cell>
          <table:table-cell office:value-type="float" office:value="0.278" calcext:value-type="float">
            <text:p>0.27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32944" calcext:value-type="float">
            <text:p>32944</text:p>
          </table:table-cell>
          <table:table-cell office:value-type="float" office:value="0.84879841899965" calcext:value-type="float">
            <text:p>0.848798419</text:p>
          </table:table-cell>
          <table:table-cell office:value-type="float" office:value="7.00548122500004" calcext:value-type="float">
            <text:p>7.00548122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0.687957883001218" calcext:value-type="float">
            <text:p>0.687957883</text:p>
          </table:table-cell>
          <table:table-cell office:value-type="float" office:value="6.30835825199938" calcext:value-type="float">
            <text:p>6.30835825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67" calcext:value-type="float">
            <text:p>0.067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567625" calcext:value-type="float">
            <text:p>567625</text:p>
          </table:table-cell>
          <table:table-cell office:value-type="float" office:value="1.7316907580007" calcext:value-type="float">
            <text:p>1.731690758</text:p>
          </table:table-cell>
          <table:table-cell office:value-type="float" office:value="6.71039647299949" calcext:value-type="float">
            <text:p>6.710396473</text:p>
          </table:table-cell>
          <table:table-cell office:value-type="float" office:value="1.332" calcext:value-type="float">
            <text:p>1.332</text:p>
          </table:table-cell>
          <table:table-cell office:value-type="float" office:value="2.088" calcext:value-type="float">
            <text:p>2.088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747521" calcext:value-type="float">
            <text:p>747521</text:p>
          </table:table-cell>
          <table:table-cell office:value-type="float" office:value="2.23794065000038" calcext:value-type="float">
            <text:p>2.23794065</text:p>
          </table:table-cell>
          <table:table-cell office:value-type="float" office:value="7.9590560150009" calcext:value-type="float">
            <text:p>7.959056015</text:p>
          </table:table-cell>
          <table:table-cell office:value-type="float" office:value="1.685" calcext:value-type="float">
            <text:p>1.685</text:p>
          </table:table-cell>
          <table:table-cell office:value-type="float" office:value="6.346" calcext:value-type="float">
            <text:p>6.34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5017" calcext:value-type="float">
            <text:p>25017</text:p>
          </table:table-cell>
          <table:table-cell office:value-type="float" office:value="0.895870334999927" calcext:value-type="float">
            <text:p>0.895870335</text:p>
          </table:table-cell>
          <table:table-cell office:value-type="float" office:value="7.2814302020015" calcext:value-type="float">
            <text:p>7.281430202</text:p>
          </table:table-cell>
          <table:table-cell office:value-type="float" office:value="0.17" calcext:value-type="float">
            <text:p>0.1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34146" calcext:value-type="float">
            <text:p>134146</text:p>
          </table:table-cell>
          <table:table-cell office:value-type="float" office:value="0.996079372000168" calcext:value-type="float">
            <text:p>0.996079372</text:p>
          </table:table-cell>
          <table:table-cell office:value-type="float" office:value="6.84433433900085" calcext:value-type="float">
            <text:p>6.844334339</text:p>
          </table:table-cell>
          <table:table-cell office:value-type="float" office:value="0.551" calcext:value-type="float">
            <text:p>0.5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0.977393895000205" calcext:value-type="float">
            <text:p>0.977393895</text:p>
          </table:table-cell>
          <table:table-cell office:value-type="float" office:value="8.00230175599972" calcext:value-type="float">
            <text:p>8.00230175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float" office:value="0.534412503999192" calcext:value-type="float">
            <text:p>0.534412504</text:p>
          </table:table-cell>
          <table:table-cell office:value-type="float" office:value="5.24933276900083" calcext:value-type="float">
            <text:p>5.2493327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744" calcext:value-type="float">
            <text:p>123744</text:p>
          </table:table-cell>
          <table:table-cell office:value-type="float" office:value="1.18808929899933" calcext:value-type="float">
            <text:p>1.188089299</text:p>
          </table:table-cell>
          <table:table-cell office:value-type="float" office:value="8.05501658499998" calcext:value-type="float">
            <text:p>8.05501658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6" calcext:value-type="float">
            <text:p>0.51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382363" calcext:value-type="float">
            <text:p>382363</text:p>
          </table:table-cell>
          <table:table-cell office:value-type="float" office:value="1.43983967399981" calcext:value-type="float">
            <text:p>1.439839674</text:p>
          </table:table-cell>
          <table:table-cell office:value-type="float" office:value="6.95193690399901" calcext:value-type="float">
            <text:p>6.951936904</text:p>
          </table:table-cell>
          <table:table-cell office:value-type="float" office:value="1.329" calcext:value-type="float">
            <text:p>1.3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75625" calcext:value-type="float">
            <text:p>175625</text:p>
          </table:table-cell>
          <table:table-cell office:value-type="float" office:value="1.1248466649995" calcext:value-type="float">
            <text:p>1.124846665</text:p>
          </table:table-cell>
          <table:table-cell office:value-type="float" office:value="7.12813745600033" calcext:value-type="float">
            <text:p>7.128137456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095460" calcext:value-type="float">
            <text:p>1095460</text:p>
          </table:table-cell>
          <table:table-cell office:value-type="float" office:value="3.34287220399892" calcext:value-type="float">
            <text:p>3.342872204</text:p>
          </table:table-cell>
          <table:table-cell office:value-type="float" office:value="11.0956526059999" calcext:value-type="float">
            <text:p>11.095652606</text:p>
          </table:table-cell>
          <table:table-cell office:value-type="float" office:value="2.909" calcext:value-type="float">
            <text:p>2.909</text:p>
          </table:table-cell>
          <table:table-cell office:value-type="float" office:value="2.051" calcext:value-type="float">
            <text:p>2.05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68393" calcext:value-type="float">
            <text:p>68393</text:p>
          </table:table-cell>
          <table:table-cell office:value-type="float" office:value="0.641893275000257" calcext:value-type="float">
            <text:p>0.641893275</text:p>
          </table:table-cell>
          <table:table-cell office:value-type="float" office:value="5.35491827000078" calcext:value-type="float">
            <text:p>5.35491827</text:p>
          </table:table-cell>
          <table:table-cell office:value-type="float" office:value="0.356" calcext:value-type="float">
            <text:p>0.356</text:p>
          </table:table-cell>
          <table:table-cell office:value-type="float" office:value="0.214" calcext:value-type="float">
            <text:p>0.214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50492" calcext:value-type="float">
            <text:p>50492</text:p>
          </table:table-cell>
          <table:table-cell office:value-type="float" office:value="0.677153061998979" calcext:value-type="float">
            <text:p>0.677153062</text:p>
          </table:table-cell>
          <table:table-cell office:value-type="float" office:value="5.78922450699974" calcext:value-type="float">
            <text:p>5.789224507</text:p>
          </table:table-cell>
          <table:table-cell office:value-type="float" office:value="0.471" calcext:value-type="float">
            <text:p>0.471</text:p>
          </table:table-cell>
          <table:table-cell office:value-type="float" office:value="0.256" calcext:value-type="float">
            <text:p>0.256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float" office:value="80832" calcext:value-type="float">
            <text:p>80832</text:p>
          </table:table-cell>
          <table:table-cell office:value-type="float" office:value="0.933271964999221" calcext:value-type="float">
            <text:p>0.933271965</text:p>
          </table:table-cell>
          <table:table-cell office:value-type="float" office:value="6.92862739600059" calcext:value-type="float">
            <text:p>6.928627396</text:p>
          </table:table-cell>
          <table:table-cell office:value-type="float" office:value="0.396" calcext:value-type="float">
            <text:p>0.3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27209" calcext:value-type="float">
            <text:p>127209</text:p>
          </table:table-cell>
          <table:table-cell office:value-type="float" office:value="0.755196912999963" calcext:value-type="float">
            <text:p>0.755196913</text:p>
          </table:table-cell>
          <table:table-cell office:value-type="float" office:value="5.61477150600149" calcext:value-type="float">
            <text:p>5.61477150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326255" calcext:value-type="float">
            <text:p>326255</text:p>
          </table:table-cell>
          <table:table-cell office:value-type="float" office:value="1.89671414300028" calcext:value-type="float">
            <text:p>1.896714143</text:p>
          </table:table-cell>
          <table:table-cell office:value-type="float" office:value="10.230923956" calcext:value-type="float">
            <text:p>10.230923956</text:p>
          </table:table-cell>
          <table:table-cell office:value-type="float" office:value="0.871" calcext:value-type="float">
            <text:p>0.871</text:p>
          </table:table-cell>
          <table:table-cell office:value-type="float" office:value="1.001" calcext:value-type="float">
            <text:p>1.001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42986" calcext:value-type="float">
            <text:p>242986</text:p>
          </table:table-cell>
          <table:table-cell office:value-type="float" office:value="1.41880047900122" calcext:value-type="float">
            <text:p>1.418800479</text:p>
          </table:table-cell>
          <table:table-cell office:value-type="float" office:value="8.15813166099906" calcext:value-type="float">
            <text:p>8.1581316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86601" calcext:value-type="float">
            <text:p>86601</text:p>
          </table:table-cell>
          <table:table-cell office:value-type="float" office:value="0.824368628000229" calcext:value-type="float">
            <text:p>0.824368628</text:p>
          </table:table-cell>
          <table:table-cell office:value-type="float" office:value="6.44180557399886" calcext:value-type="float">
            <text:p>6.441805574</text:p>
          </table:table-cell>
          <table:table-cell office:value-type="float" office:value="0.428" calcext:value-type="float">
            <text:p>0.42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9369712000771" calcext:value-type="float">
            <text:p>0.999369712</text:p>
          </table:table-cell>
          <table:table-cell office:value-type="float" office:value="8.26199384899883" calcext:value-type="float">
            <text:p>8.2619938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1900" calcext:value-type="float">
            <text:p>181900</text:p>
          </table:table-cell>
          <table:table-cell office:value-type="float" office:value="1.02068871099982" calcext:value-type="float">
            <text:p>1.020688711</text:p>
          </table:table-cell>
          <table:table-cell office:value-type="float" office:value="6.37729608500013" calcext:value-type="float">
            <text:p>6.377296085</text:p>
          </table:table-cell>
          <table:table-cell office:value-type="float" office:value="0.732" calcext:value-type="float">
            <text:p>0.732</text:p>
          </table:table-cell>
          <table:table-cell office:value-type="float" office:value="0.395" calcext:value-type="float">
            <text:p>0.3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195562" calcext:value-type="float">
            <text:p>1195562</text:p>
          </table:table-cell>
          <table:table-cell office:value-type="float" office:value="3.79690934199971" calcext:value-type="float">
            <text:p>3.796909342</text:p>
          </table:table-cell>
          <table:table-cell office:value-type="float" office:value="12.3747391239995" calcext:value-type="float">
            <text:p>12.374739124</text:p>
          </table:table-cell>
          <table:table-cell office:value-type="float" office:value="2.948" calcext:value-type="float">
            <text:p>2.948</text:p>
          </table:table-cell>
          <table:table-cell office:value-type="float" office:value="6.556" calcext:value-type="float">
            <text:p>6.55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0.650489723999272" calcext:value-type="float">
            <text:p>0.650489724</text:p>
          </table:table-cell>
          <table:table-cell office:value-type="float" office:value="6.07780788700075" calcext:value-type="float">
            <text:p>6.077807887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33829" calcext:value-type="float">
            <text:p>33829</text:p>
          </table:table-cell>
          <table:table-cell office:value-type="float" office:value="0.996127084001273" calcext:value-type="float">
            <text:p>0.996127084</text:p>
          </table:table-cell>
          <table:table-cell office:value-type="float" office:value="7.79903186999945" calcext:value-type="float">
            <text:p>7.79903187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53619" calcext:value-type="float">
            <text:p>53619</text:p>
          </table:table-cell>
          <table:table-cell office:value-type="float" office:value="1.15574864799964" calcext:value-type="float">
            <text:p>1.155748648</text:p>
          </table:table-cell>
          <table:table-cell office:value-type="float" office:value="8.64215423300084" calcext:value-type="float">
            <text:p>8.642154233</text:p>
          </table:table-cell>
          <table:table-cell office:value-type="float" office:value="0.368" calcext:value-type="float">
            <text:p>0.368</text:p>
          </table:table-cell>
          <table:table-cell office:value-type="float" office:value="0.188" calcext:value-type="float">
            <text:p>0.188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74724" calcext:value-type="float">
            <text:p>74724</text:p>
          </table:table-cell>
          <table:table-cell office:value-type="float" office:value="1.03105315699941" calcext:value-type="float">
            <text:p>1.031053157</text:p>
          </table:table-cell>
          <table:table-cell office:value-type="float" office:value="7.49872815599883" calcext:value-type="float">
            <text:p>7.498728156</text:p>
          </table:table-cell>
          <table:table-cell office:value-type="float" office:value="0.424" calcext:value-type="float">
            <text:p>0.4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8513" calcext:value-type="float">
            <text:p>18513</text:p>
          </table:table-cell>
          <table:table-cell office:value-type="float" office:value="0.699329111999759" calcext:value-type="float">
            <text:p>0.699329112</text:p>
          </table:table-cell>
          <table:table-cell office:value-type="float" office:value="6.27122756099925" calcext:value-type="float">
            <text:p>6.271227561</text:p>
          </table:table-cell>
          <table:table-cell office:value-type="float" office:value="0.287" calcext:value-type="float">
            <text:p>0.2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54134" calcext:value-type="float">
            <text:p>154134</text:p>
          </table:table-cell>
          <table:table-cell office:value-type="float" office:value="1.21627086199987" calcext:value-type="float">
            <text:p>1.216270862</text:p>
          </table:table-cell>
          <table:table-cell office:value-type="float" office:value="8.10597340999993" calcext:value-type="float">
            <text:p>8.10597341</text:p>
          </table:table-cell>
          <table:table-cell office:value-type="float" office:value="0.618" calcext:value-type="float">
            <text:p>0.61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81637" calcext:value-type="float">
            <text:p>281637</text:p>
          </table:table-cell>
          <table:table-cell office:value-type="float" office:value="1.67643404200135" calcext:value-type="float">
            <text:p>1.676434042</text:p>
          </table:table-cell>
          <table:table-cell office:value-type="float" office:value="9.15723699500086" calcext:value-type="float">
            <text:p>9.157236995</text:p>
          </table:table-cell>
          <table:table-cell office:value-type="float" office:value="0.97" calcext:value-type="float">
            <text:p>0.97</text:p>
          </table:table-cell>
          <table:table-cell office:value-type="float" office:value="0.686" calcext:value-type="float">
            <text:p>0.686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85408" calcext:value-type="float">
            <text:p>285408</text:p>
          </table:table-cell>
          <table:table-cell office:value-type="float" office:value="1.43379888399977" calcext:value-type="float">
            <text:p>1.433798884</text:p>
          </table:table-cell>
          <table:table-cell office:value-type="float" office:value="8.18881698500081" calcext:value-type="float">
            <text:p>8.188816985</text:p>
          </table:table-cell>
          <table:table-cell office:value-type="float" office:value="0.897" calcext:value-type="float">
            <text:p>0.897</text:p>
          </table:table-cell>
          <table:table-cell office:value-type="float" office:value="1.268" calcext:value-type="float">
            <text:p>1.26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89209" calcext:value-type="float">
            <text:p>89209</text:p>
          </table:table-cell>
          <table:table-cell office:value-type="float" office:value="0.868396564999784" calcext:value-type="float">
            <text:p>0.868396565</text:p>
          </table:table-cell>
          <table:table-cell office:value-type="float" office:value="6.44613959399976" calcext:value-type="float">
            <text:p>6.446139594</text:p>
          </table:table-cell>
          <table:table-cell office:value-type="float" office:value="0.529" calcext:value-type="float">
            <text:p>0.52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5142380998732" calcext:value-type="float">
            <text:p>0.945142381</text:p>
          </table:table-cell>
          <table:table-cell office:value-type="float" office:value="7.83316830399963" calcext:value-type="float">
            <text:p>7.833168304</text:p>
          </table:table-cell>
          <table:table-cell office:value-type="float" office:value="0.573" calcext:value-type="float">
            <text:p>0.573</text:p>
          </table:table-cell>
          <table:table-cell office:value-type="float" office:value="0.068" calcext:value-type="float">
            <text:p>0.068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144733" calcext:value-type="float">
            <text:p>144733</text:p>
          </table:table-cell>
          <table:table-cell office:value-type="float" office:value="1.03006592999918" calcext:value-type="float">
            <text:p>1.03006593</text:p>
          </table:table-cell>
          <table:table-cell office:value-type="float" office:value="6.84326715600037" calcext:value-type="float">
            <text:p>6.8432671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0.874312452000595" calcext:value-type="float">
            <text:p>0.874312452</text:p>
          </table:table-cell>
          <table:table-cell office:value-type="float" office:value="7.27589344599983" calcext:value-type="float">
            <text:p>7.275893446</text:p>
          </table:table-cell>
          <table:table-cell office:value-type="float" office:value="0.38" calcext:value-type="float">
            <text:p>0.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30928" calcext:value-type="float">
            <text:p>30928</text:p>
          </table:table-cell>
          <table:table-cell office:value-type="float" office:value="0.614479096999276" calcext:value-type="float">
            <text:p>0.614479097</text:p>
          </table:table-cell>
          <table:table-cell office:value-type="float" office:value="5.72660135099977" calcext:value-type="float">
            <text:p>5.726601351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0.977942096998959" calcext:value-type="float">
            <text:p>0.977942097</text:p>
          </table:table-cell>
          <table:table-cell office:value-type="float" office:value="7.98574694600029" calcext:value-type="float">
            <text:p>7.985746946</text:p>
          </table:table-cell>
          <table:table-cell office:value-type="float" office:value="0.245" calcext:value-type="float">
            <text:p>0.24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724610" calcext:value-type="float">
            <text:p>724610</text:p>
          </table:table-cell>
          <table:table-cell office:value-type="float" office:value="2.66397712400067" calcext:value-type="float">
            <text:p>2.663977124</text:p>
          </table:table-cell>
          <table:table-cell office:value-type="float" office:value="10.8113438109995" calcext:value-type="float">
            <text:p>10.811343811</text:p>
          </table:table-cell>
          <table:table-cell office:value-type="float" office:value="1.778" calcext:value-type="float">
            <text:p>1.7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835910" calcext:value-type="float">
            <text:p>835910</text:p>
          </table:table-cell>
          <table:table-cell office:value-type="float" office:value="3.0180193619999" calcext:value-type="float">
            <text:p>3.018019362</text:p>
          </table:table-cell>
          <table:table-cell office:value-type="float" office:value="11.3824507099998" calcext:value-type="float">
            <text:p>11.38245071</text:p>
          </table:table-cell>
          <table:table-cell office:value-type="float" office:value="2.528" calcext:value-type="float">
            <text:p>2.528</text:p>
          </table:table-cell>
          <table:table-cell office:value-type="float" office:value="2.357" calcext:value-type="float">
            <text:p>2.35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78591" calcext:value-type="float">
            <text:p>478591</text:p>
          </table:table-cell>
          <table:table-cell office:value-type="float" office:value="1.60472506299993" calcext:value-type="float">
            <text:p>1.604725063</text:p>
          </table:table-cell>
          <table:table-cell office:value-type="float" office:value="7.09022297200136" calcext:value-type="float">
            <text:p>7.090222972</text:p>
          </table:table-cell>
          <table:table-cell office:value-type="float" office:value="1.374" calcext:value-type="float">
            <text:p>1.374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float" office:value="0.713140927000495" calcext:value-type="float">
            <text:p>0.713140927</text:p>
          </table:table-cell>
          <table:table-cell office:value-type="float" office:value="6.25799918899975" calcext:value-type="float">
            <text:p>6.257999189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81994" calcext:value-type="float">
            <text:p>81994</text:p>
          </table:table-cell>
          <table:table-cell office:value-type="float" office:value="1.16717071099993" calcext:value-type="float">
            <text:p>1.167170711</text:p>
          </table:table-cell>
          <table:table-cell office:value-type="float" office:value="8.52471283700106" calcext:value-type="float">
            <text:p>8.524712837</text:p>
          </table:table-cell>
          <table:table-cell office:value-type="float" office:value="0.799" calcext:value-type="float">
            <text:p>0.799</text:p>
          </table:table-cell>
          <table:table-cell office:value-type="float" office:value="0.509" calcext:value-type="float">
            <text:p>0.5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538" calcext:value-type="float">
            <text:p>42538</text:p>
          </table:table-cell>
          <table:table-cell office:value-type="float" office:value="0.812863385999663" calcext:value-type="float">
            <text:p>0.812863386</text:p>
          </table:table-cell>
          <table:table-cell office:value-type="float" office:value="6.59410695599945" calcext:value-type="float">
            <text:p>6.594106956</text:p>
          </table:table-cell>
          <table:table-cell office:value-type="float" office:value="0.395" calcext:value-type="float">
            <text:p>0.395</text:p>
          </table:table-cell>
          <table:table-cell office:value-type="float" office:value="8.001" calcext:value-type="float">
            <text:p>8.00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353101999834" calcext:value-type="float">
            <text:p>0.717353102</text:p>
          </table:table-cell>
          <table:table-cell office:value-type="float" office:value="6.47209775699957" calcext:value-type="float">
            <text:p>6.472097757</text:p>
          </table:table-cell>
          <table:table-cell office:value-type="float" office:value="0.16" calcext:value-type="float">
            <text:p>0.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24008" calcext:value-type="float">
            <text:p>124008</text:p>
          </table:table-cell>
          <table:table-cell office:value-type="float" office:value="0.911153577999357" calcext:value-type="float">
            <text:p>0.911153578</text:p>
          </table:table-cell>
          <table:table-cell office:value-type="float" office:value="6.46576471400113" calcext:value-type="float">
            <text:p>6.465764714</text:p>
          </table:table-cell>
          <table:table-cell office:value-type="float" office:value="0.482" calcext:value-type="float">
            <text:p>0.4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89130" calcext:value-type="float">
            <text:p>189130</text:p>
          </table:table-cell>
          <table:table-cell office:value-type="float" office:value="1.26165091399889" calcext:value-type="float">
            <text:p>1.261650914</text:p>
          </table:table-cell>
          <table:table-cell office:value-type="float" office:value="7.77026414799911" calcext:value-type="float">
            <text:p>7.770264148</text:p>
          </table:table-cell>
          <table:table-cell office:value-type="float" office:value="0.707" calcext:value-type="float">
            <text:p>0.7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288476" calcext:value-type="float">
            <text:p>288476</text:p>
          </table:table-cell>
          <table:table-cell office:value-type="float" office:value="1.65793923199999" calcext:value-type="float">
            <text:p>1.657939232</text:p>
          </table:table-cell>
          <table:table-cell office:value-type="float" office:value="8.88416495499951" calcext:value-type="float">
            <text:p>8.884164955</text:p>
          </table:table-cell>
          <table:table-cell office:value-type="float" office:value="1.087" calcext:value-type="float">
            <text:p>1.08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57410" calcext:value-type="float">
            <text:p>157410</text:p>
          </table:table-cell>
          <table:table-cell office:value-type="float" office:value="1.19161885199901" calcext:value-type="float">
            <text:p>1.191618852</text:p>
          </table:table-cell>
          <table:table-cell office:value-type="float" office:value="7.52026834199933" calcext:value-type="float">
            <text:p>7.520268342</text:p>
          </table:table-cell>
          <table:table-cell office:value-type="float" office:value="0.589" calcext:value-type="float">
            <text:p>0.5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386785" calcext:value-type="float">
            <text:p>386785</text:p>
          </table:table-cell>
          <table:table-cell office:value-type="float" office:value="1.6852343039991" calcext:value-type="float">
            <text:p>1.685234304</text:p>
          </table:table-cell>
          <table:table-cell office:value-type="float" office:value="8.06584627600023" calcext:value-type="float">
            <text:p>8.065846276</text:p>
          </table:table-cell>
          <table:table-cell office:value-type="float" office:value="1.18" calcext:value-type="float">
            <text:p>1.18</text:p>
          </table:table-cell>
          <table:table-cell office:value-type="float" office:value="0.18" calcext:value-type="float">
            <text:p>0.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float" office:value="0.832517415001348" calcext:value-type="float">
            <text:p>0.832517415</text:p>
          </table:table-cell>
          <table:table-cell office:value-type="float" office:value="6.96794268399935" calcext:value-type="float">
            <text:p>6.967942684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4" calcext:value-type="float">
            <text:p>0.534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15080" calcext:value-type="float">
            <text:p>115080</text:p>
          </table:table-cell>
          <table:table-cell office:value-type="float" office:value="1.08033097899897" calcext:value-type="float">
            <text:p>1.080330979</text:p>
          </table:table-cell>
          <table:table-cell office:value-type="float" office:value="7.44071801500104" calcext:value-type="float">
            <text:p>7.440718015</text:p>
          </table:table-cell>
          <table:table-cell office:value-type="float" office:value="1.203" calcext:value-type="float">
            <text:p>1.2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05321" calcext:value-type="float">
            <text:p>305321</text:p>
          </table:table-cell>
          <table:table-cell office:value-type="float" office:value="1.237589028" calcext:value-type="float">
            <text:p>1.237589028</text:p>
          </table:table-cell>
          <table:table-cell office:value-type="float" office:value="6.40782184199998" calcext:value-type="float">
            <text:p>6.407821842</text:p>
          </table:table-cell>
          <table:table-cell office:value-type="float" office:value="0.786" calcext:value-type="float">
            <text:p>0.7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float" office:value="0.993523925000773" calcext:value-type="float">
            <text:p>0.993523925</text:p>
          </table:table-cell>
          <table:table-cell office:value-type="float" office:value="7.84041384000011" calcext:value-type="float">
            <text:p>7.8404138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455056" calcext:value-type="float">
            <text:p>455056</text:p>
          </table:table-cell>
          <table:table-cell office:value-type="float" office:value="1.52201847000106" calcext:value-type="float">
            <text:p>1.52201847</text:p>
          </table:table-cell>
          <table:table-cell office:value-type="float" office:value="6.9892283829995" calcext:value-type="float">
            <text:p>6.989228383</text:p>
          </table:table-cell>
          <table:table-cell office:value-type="float" office:value="1.377" calcext:value-type="float">
            <text:p>1.377</text:p>
          </table:table-cell>
          <table:table-cell office:value-type="float" office:value="0.728" calcext:value-type="float">
            <text:p>0.72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444069" calcext:value-type="float">
            <text:p>444069</text:p>
          </table:table-cell>
          <table:table-cell office:value-type="float" office:value="1.59215158599909" calcext:value-type="float">
            <text:p>1.592151586</text:p>
          </table:table-cell>
          <table:table-cell office:value-type="float" office:value="6.6153260939991" calcext:value-type="float">
            <text:p>6.615326094</text:p>
          </table:table-cell>
          <table:table-cell office:value-type="float" office:value="1.346" calcext:value-type="float">
            <text:p>1.3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23124" calcext:value-type="float">
            <text:p>123124</text:p>
          </table:table-cell>
          <table:table-cell office:value-type="float" office:value="1.24367897499906" calcext:value-type="float">
            <text:p>1.243678975</text:p>
          </table:table-cell>
          <table:table-cell office:value-type="float" office:value="8.33607443099936" calcext:value-type="float">
            <text:p>8.336074431</text:p>
          </table:table-cell>
          <table:table-cell office:value-type="float" office:value="0.729" calcext:value-type="float">
            <text:p>0.7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8020" calcext:value-type="float">
            <text:p>88020</text:p>
          </table:table-cell>
          <table:table-cell office:value-type="float" office:value="0.99868198600052" calcext:value-type="float">
            <text:p>0.998681986</text:p>
          </table:table-cell>
          <table:table-cell office:value-type="float" office:value="6.93787672200051" calcext:value-type="float">
            <text:p>6.93787672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96" calcext:value-type="float">
            <text:p>0.69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73955" calcext:value-type="float">
            <text:p>573955</text:p>
          </table:table-cell>
          <table:table-cell office:value-type="float" office:value="1.89267730000029" calcext:value-type="float">
            <text:p>1.8926773</text:p>
          </table:table-cell>
          <table:table-cell office:value-type="float" office:value="7.49295801900007" calcext:value-type="float">
            <text:p>7.492958019</text:p>
          </table:table-cell>
          <table:table-cell office:value-type="float" office:value="1.513" calcext:value-type="float">
            <text:p>1.513</text:p>
          </table:table-cell>
          <table:table-cell office:value-type="float" office:value="0.721" calcext:value-type="float">
            <text:p>0.7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93440" calcext:value-type="float">
            <text:p>93440</text:p>
          </table:table-cell>
          <table:table-cell office:value-type="float" office:value="0.963840935999542" calcext:value-type="float">
            <text:p>0.963840936</text:p>
          </table:table-cell>
          <table:table-cell office:value-type="float" office:value="7.04377093900075" calcext:value-type="float">
            <text:p>7.043770939</text:p>
          </table:table-cell>
          <table:table-cell office:value-type="float" office:value="0.692" calcext:value-type="float">
            <text:p>0.6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682028" calcext:value-type="float">
            <text:p>682028</text:p>
          </table:table-cell>
          <table:table-cell office:value-type="float" office:value="2.60844364699915" calcext:value-type="float">
            <text:p>2.608443647</text:p>
          </table:table-cell>
          <table:table-cell office:value-type="float" office:value="10.6115367219991" calcext:value-type="float">
            <text:p>10.611536722</text:p>
          </table:table-cell>
          <table:table-cell office:value-type="float" office:value="1.515" calcext:value-type="float">
            <text:p>1.51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4108" calcext:value-type="float">
            <text:p>24108</text:p>
          </table:table-cell>
          <table:table-cell office:value-type="float" office:value="1.07769147999898" calcext:value-type="float">
            <text:p>1.07769148</text:p>
          </table:table-cell>
          <table:table-cell office:value-type="float" office:value="8.62678293800127" calcext:value-type="float">
            <text:p>8.626782938</text:p>
          </table:table-cell>
          <table:table-cell office:value-type="float" office:value="0.355" calcext:value-type="float">
            <text:p>0.3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float" office:value="1.18681336000009" calcext:value-type="float">
            <text:p>1.18681336</text:p>
          </table:table-cell>
          <table:table-cell office:value-type="float" office:value="7.90259869799957" calcext:value-type="float">
            <text:p>7.902598698</text:p>
          </table:table-cell>
          <table:table-cell office:value-type="float" office:value="0.684" calcext:value-type="float">
            <text:p>0.684</text:p>
          </table:table-cell>
          <table:table-cell office:value-type="float" office:value="0.401" calcext:value-type="float">
            <text:p>0.40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92955" calcext:value-type="float">
            <text:p>92955</text:p>
          </table:table-cell>
          <table:table-cell office:value-type="float" office:value="0.827992389000428" calcext:value-type="float">
            <text:p>0.827992389</text:p>
          </table:table-cell>
          <table:table-cell office:value-type="float" office:value="6.28931136699976" calcext:value-type="float">
            <text:p>6.289311367</text:p>
          </table:table-cell>
          <table:table-cell office:value-type="float" office:value="0.704" calcext:value-type="float">
            <text:p>0.704</text:p>
          </table:table-cell>
          <table:table-cell office:value-type="float" office:value="7.793" calcext:value-type="float">
            <text:p>7.7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0.689932766999846" calcext:value-type="float">
            <text:p>0.689932767</text:p>
          </table:table-cell>
          <table:table-cell office:value-type="float" office:value="6.1287730210006" calcext:value-type="float">
            <text:p>6.1287730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21759048" calcext:value-type="float">
            <text:p>21759048</text:p>
          </table:table-cell>
          <table:table-cell office:value-type="float" office:value="127.833591042987" calcext:value-type="float">
            <text:p>127.833591043</text:p>
          </table:table-cell>
          <table:table-cell office:value-type="float" office:value="759.404684278998" calcext:value-type="float">
            <text:p>759.404684279</text:p>
          </table:table-cell>
          <table:table-cell office:value-type="float" office:value="76.417" calcext:value-type="float">
            <text:p>76.417</text:p>
          </table:table-cell>
          <table:table-cell office:value-type="float" office:value="78.574" calcext:value-type="float">
            <text:p>78.574</text:p>
          </table:table-cell>
          <table:table-cell office:value-type="float" office:value="11.621" calcext:value-type="float">
            <text:p>11.6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791005" calcext:value-type="float">
            <text:p>2791005</text:p>
          </table:table-cell>
          <table:table-cell office:value-type="float" office:value="7.22466980300123" calcext:value-type="float">
            <text:p>7.224669803</text:p>
          </table:table-cell>
          <table:table-cell office:value-type="float" office:value="14.7841998910008" calcext:value-type="float">
            <text:p>14.784199891</text:p>
          </table:table-cell>
          <table:table-cell office:value-type="float" office:value="5.965" calcext:value-type="float">
            <text:p>5.965</text:p>
          </table:table-cell>
          <table:table-cell office:value-type="float" office:value="4.105" calcext:value-type="float">
            <text:p>4.1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1" loext:exponent-interval="1" loext:forced-exponent-sign="false"/>
    </number:number-style>
    <number:number-style style:name="N123">
      <number:scientific-number number:decimal-places="1" loext:min-decimal-places="1" number:min-integer-digits="1" number:min-exponent-digits="1" loext:exponent-interval="1" loext:forced-exponent-sign="fals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6:08:43.700639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16:45:38.658499841</dc:date>
    <meta:editing-duration>PT2H59M15S</meta:editing-duration>
    <meta:editing-cycles>14</meta:editing-cycles>
    <meta:generator>LibreOffice/5.1.4.2$Linux_X86_64 LibreOffice_project/10m0$Build-2</meta:generator>
    <meta:document-statistic meta:table-count="1" meta:cell-count="6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scientific-number number:decimal-places="1" loext:min-decimal-places="1" number:min-integer-digits="1" number:min-exponent-digits="1" loext:exponent-interval="1" loext:forced-exponent-sign="fals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5cm" chart:symbol-height="0.15cm"/>
    </style:style>
    <style:style style:name="ch12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32cm" svg:height="9.006cm" xlink:href=".." xlink:type="simple" chart:class="chart:scatter" chart:style-name="ch1">
        <chart:title svg:x="2.073cm" svg:y="0.316cm" chart:style-name="ch2">
          <text:p>Random-Query Times, 1.2GB Dataset </text:p>
        </chart:title>
        <chart:legend chart:legend-position="end" svg:x="10.039cm" svg:y="3.706cm" style:legend-expansion="high" chart:style-name="ch3"/>
        <chart:plot-area chart:style-name="ch4" table:cell-range-address="18185_rand.A2:18185_rand.D99 18185_rand.B1:18185_rand.D1" chart:data-source-has-labels="row" svg:x="1.249cm" svg:y="1.275cm" svg:width="8.552cm" svg:height="6.57cm">
          <chartooo:coordinate-region svg:x="1.699cm" svg:y="1.474cm" svg:width="7.479cm" svg:height="5.724cm"/>
          <chart:axis chart:dimension="x" chart:name="primary-x" chart:style-name="ch5">
            <chart:title svg:x="3.576cm" svg:y="8.025cm" chart:style-name="ch6">
              <text:p>Number of Points in Query</text:p>
            </chart:title>
          </chart:axis>
          <chart:axis chart:dimension="y" chart:name="primary-y" chart:style-name="ch7">
            <chart:title svg:x="0.451cm" svg:y="5.649cm" chart:style-name="ch8">
              <text:p>Query Time (s)</text:p>
            </chart:title>
            <chart:grid chart:style-name="ch9" chart:class="major"/>
          </chart:axis>
          <chart:series chart:style-name="ch10" chart:values-cell-range-address="18185_rand.B2:18185_rand.B99" chart:label-cell-address="18185_rand.B1:18185_rand.B1" chart:class="chart:scatter">
            <chart:domain table:cell-range-address="18185_rand.A2:18185_rand.A99"/>
            <chart:data-point chart:repeated="86"/>
            <chart:data-point chart:style-name="ch11"/>
            <chart:data-point chart:repeated="9"/>
            <chart:data-point chart:style-name="ch11"/>
            <chart:data-point/>
          </chart:series>
          <chart:series chart:style-name="ch12" chart:values-cell-range-address="18185_rand.C2:18185_rand.C99" chart:label-cell-address="18185_rand.C1:18185_rand.C1" chart:class="chart:scatter">
            <chart:data-point chart:repeated="98"/>
          </chart:series>
          <chart:series chart:style-name="ch13" chart:values-cell-range-address="18185_rand.D2:18185_rand.D99" chart:label-cell-address="18185_rand.D1:18185_rand.D1" chart:class="chart:scatter">
            <chart:data-point chart:repeated="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18185_rand.B1:18185_rand.B1</svg:desc>
                </draw:g>
              </table:table-cell>
              <table:table-cell office:value-type="string">
                <text:p>mzML</text:p>
                <draw:g>
                  <svg:desc>18185_rand.C1:18185_rand.C1</svg:desc>
                </draw:g>
              </table:table-cell>
              <table:table-cell office:value-type="string">
                <text:p>MzTree</text:p>
                <draw:g>
                  <svg:desc>18185_rand.D1:18185_ran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914">
                <text:p>377914</text:p>
                <draw:g>
                  <svg:desc>18185_rand.A2:18185_rand.A99</svg:desc>
                </draw:g>
              </table:table-cell>
              <table:table-cell office:value-type="float" office:value="1.55182355400029">
                <text:p>1.55182355400029</text:p>
                <draw:g>
                  <svg:desc>18185_rand.B2:18185_rand.B99</svg:desc>
                </draw:g>
              </table:table-cell>
              <table:table-cell office:value-type="float" office:value="7.69810638499985">
                <text:p>7.69810638499985</text:p>
                <draw:g>
                  <svg:desc>18185_rand.C2:18185_rand.C99</svg:desc>
                </draw:g>
              </table:table-cell>
              <table:table-cell office:value-type="float" office:value="0.954">
                <text:p>0.954</text:p>
                <draw:g>
                  <svg:desc>18185_rand.D2:18185_rand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84">
                <text:p>24684</text:p>
              </table:table-cell>
              <table:table-cell office:value-type="float" office:value="0.777017110998713">
                <text:p>0.777017110998713</text:p>
              </table:table-cell>
              <table:table-cell office:value-type="float" office:value="6.73018096899978">
                <text:p>6.73018096899978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333">
                <text:p>381333</text:p>
              </table:table-cell>
              <table:table-cell office:value-type="float" office:value="1.57654636099869">
                <text:p>1.57654636099869</text:p>
              </table:table-cell>
              <table:table-cell office:value-type="float" office:value="7.70707105600013">
                <text:p>7.70707105600013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480">
                <text:p>246480</text:p>
              </table:table-cell>
              <table:table-cell office:value-type="float" office:value="1.34789777100013">
                <text:p>1.34789777100013</text:p>
              </table:table-cell>
              <table:table-cell office:value-type="float" office:value="7.60383665799964">
                <text:p>7.60383665799964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541">
                <text:p>117541</text:p>
              </table:table-cell>
              <table:table-cell office:value-type="float" office:value="1.13151576499877">
                <text:p>1.13151576499877</text:p>
              </table:table-cell>
              <table:table-cell office:value-type="float" office:value="7.85288861499976">
                <text:p>7.85288861499976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36">
                <text:p>55336</text:p>
              </table:table-cell>
              <table:table-cell office:value-type="float" office:value="0.997588797999924">
                <text:p>0.997588797999924</text:p>
              </table:table-cell>
              <table:table-cell office:value-type="float" office:value="7.59212470099919">
                <text:p>7.59212470099919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0.90887613599989">
                <text:p>0.90887613599989</text:p>
              </table:table-cell>
              <table:table-cell office:value-type="float" office:value="7.35489753299953">
                <text:p>7.354897532999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86">
                <text:p>27786</text:p>
              </table:table-cell>
              <table:table-cell office:value-type="float" office:value="1.21730882199881">
                <text:p>1.21730882199881</text:p>
              </table:table-cell>
              <table:table-cell office:value-type="float" office:value="9.33123773399893">
                <text:p>9.33123773399893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148">
                <text:p>63148</text:p>
              </table:table-cell>
              <table:table-cell office:value-type="float" office:value="1.0134246079997">
                <text:p>1.0134246079997</text:p>
              </table:table-cell>
              <table:table-cell office:value-type="float" office:value="7.54365185399911">
                <text:p>7.54365185399911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782">
                <text:p>94782</text:p>
              </table:table-cell>
              <table:table-cell office:value-type="float" office:value="0.823341497000001">
                <text:p>0.823341497000001</text:p>
              </table:table-cell>
              <table:table-cell office:value-type="float" office:value="6.11226014299973">
                <text:p>6.11226014299973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6187">
                <text:p>746187</text:p>
              </table:table-cell>
              <table:table-cell office:value-type="float" office:value="2.75893762600026">
                <text:p>2.75893762600026</text:p>
              </table:table-cell>
              <table:table-cell office:value-type="float" office:value="10.975365454">
                <text:p>10.97536545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86">
                <text:p>54386</text:p>
              </table:table-cell>
              <table:table-cell office:value-type="float" office:value="0.872325684000316">
                <text:p>0.872325684000316</text:p>
              </table:table-cell>
              <table:table-cell office:value-type="float" office:value="6.96417607799958">
                <text:p>6.96417607799958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074">
                <text:p>38074</text:p>
              </table:table-cell>
              <table:table-cell office:value-type="float" office:value="0.867459392000455">
                <text:p>0.867459392000455</text:p>
              </table:table-cell>
              <table:table-cell office:value-type="float" office:value="7.06977503599956">
                <text:p>7.06977503599956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181">
                <text:p>284181</text:p>
              </table:table-cell>
              <table:table-cell office:value-type="float" office:value="1.69295145799879">
                <text:p>1.69295145799879</text:p>
              </table:table-cell>
              <table:table-cell office:value-type="float" office:value="9.44222057200022">
                <text:p>9.442220572000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31">
                <text:p>5831</text:p>
              </table:table-cell>
              <table:table-cell office:value-type="float" office:value="0.840552210000169">
                <text:p>0.840552210000169</text:p>
              </table:table-cell>
              <table:table-cell office:value-type="float" office:value="7.15283630900012">
                <text:p>7.152836309000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92">
                <text:p>12992</text:p>
              </table:table-cell>
              <table:table-cell office:value-type="float" office:value="0.722933089000435">
                <text:p>0.722933089000435</text:p>
              </table:table-cell>
              <table:table-cell office:value-type="float" office:value="6.41789474500001">
                <text:p>6.4178947450000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481">
                <text:p>179481</text:p>
              </table:table-cell>
              <table:table-cell office:value-type="float" office:value="1.32176766799967">
                <text:p>1.32176766799967</text:p>
              </table:table-cell>
              <table:table-cell office:value-type="float" office:value="8.13606077999975">
                <text:p>8.1360607799997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81">
                <text:p>8381</text:p>
              </table:table-cell>
              <table:table-cell office:value-type="float" office:value="0.534480041000279">
                <text:p>0.534480041000279</text:p>
              </table:table-cell>
              <table:table-cell office:value-type="float" office:value="5.33660233199953">
                <text:p>5.33660233199953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728">
                <text:p>324728</text:p>
              </table:table-cell>
              <table:table-cell office:value-type="float" office:value="1.32095923799898">
                <text:p>1.32095923799898</text:p>
              </table:table-cell>
              <table:table-cell office:value-type="float" office:value="6.88650905600116">
                <text:p>6.88650905600116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631">
                <text:p>254631</text:p>
              </table:table-cell>
              <table:table-cell office:value-type="float" office:value="1.38997520699922">
                <text:p>1.38997520699922</text:p>
              </table:table-cell>
              <table:table-cell office:value-type="float" office:value="7.69728060799935">
                <text:p>7.69728060799935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679">
                <text:p>36679</text:p>
              </table:table-cell>
              <table:table-cell office:value-type="float" office:value="0.773135561999879">
                <text:p>0.773135561999879</text:p>
              </table:table-cell>
              <table:table-cell office:value-type="float" office:value="6.48954121499992">
                <text:p>6.48954121499992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253">
                <text:p>193253</text:p>
              </table:table-cell>
              <table:table-cell office:value-type="float" office:value="1.44889249199878">
                <text:p>1.44889249199878</text:p>
              </table:table-cell>
              <table:table-cell office:value-type="float" office:value="8.88778677400114">
                <text:p>8.88778677400114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37">
                <text:p>28837</text:p>
              </table:table-cell>
              <table:table-cell office:value-type="float" office:value="0.739882755999133">
                <text:p>0.739882755999133</text:p>
              </table:table-cell>
              <table:table-cell office:value-type="float" office:value="6.36042734799958">
                <text:p>6.36042734799958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16">
                <text:p>56616</text:p>
              </table:table-cell>
              <table:table-cell office:value-type="float" office:value="1.03547405800055">
                <text:p>1.03547405800055</text:p>
              </table:table-cell>
              <table:table-cell office:value-type="float" office:value="7.6379486120004">
                <text:p>7.6379486120004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102">
                <text:p>155102</text:p>
              </table:table-cell>
              <table:table-cell office:value-type="float" office:value="0.943527073999576">
                <text:p>0.943527073999576</text:p>
              </table:table-cell>
              <table:table-cell office:value-type="float" office:value="6.29540242599978">
                <text:p>6.295402425999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53">
                <text:p>14153</text:p>
              </table:table-cell>
              <table:table-cell office:value-type="float" office:value="0.561301386000196">
                <text:p>0.561301386000196</text:p>
              </table:table-cell>
              <table:table-cell office:value-type="float" office:value="5.43444369700046">
                <text:p>5.43444369700046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943">
                <text:p>125943</text:p>
              </table:table-cell>
              <table:table-cell office:value-type="float" office:value="1.15419022999959">
                <text:p>1.15419022999959</text:p>
              </table:table-cell>
              <table:table-cell office:value-type="float" office:value="7.84020393099854">
                <text:p>7.8402039309985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92">
                <text:p>33892</text:p>
              </table:table-cell>
              <table:table-cell office:value-type="float" office:value="0.95981774000029">
                <text:p>0.95981774000029</text:p>
              </table:table-cell>
              <table:table-cell office:value-type="float" office:value="7.60334267799954">
                <text:p>7.60334267799954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141">
                <text:p>246141</text:p>
              </table:table-cell>
              <table:table-cell office:value-type="float" office:value="0.981635092999568">
                <text:p>0.981635092999568</text:p>
              </table:table-cell>
              <table:table-cell office:value-type="float" office:value="5.69094376199973">
                <text:p>5.6909437619997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32">
                <text:p>32432</text:p>
              </table:table-cell>
              <table:table-cell office:value-type="float" office:value="0.882407027000227">
                <text:p>0.882407027000227</text:p>
              </table:table-cell>
              <table:table-cell office:value-type="float" office:value="7.20400957700076">
                <text:p>7.20400957700076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668">
                <text:p>149668</text:p>
              </table:table-cell>
              <table:table-cell office:value-type="float" office:value="1.28193644100065">
                <text:p>1.28193644100065</text:p>
              </table:table-cell>
              <table:table-cell office:value-type="float" office:value="8.23453126899949">
                <text:p>8.23453126899949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7035">
                <text:p>707035</text:p>
              </table:table-cell>
              <table:table-cell office:value-type="float" office:value="2.37056531499911">
                <text:p>2.37056531499911</text:p>
              </table:table-cell>
              <table:table-cell office:value-type="float" office:value="9.18137177300014">
                <text:p>9.18137177300014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245">
                <text:p>45245</text:p>
              </table:table-cell>
              <table:table-cell office:value-type="float" office:value="0.855008896000072">
                <text:p>0.855008896000072</text:p>
              </table:table-cell>
              <table:table-cell office:value-type="float" office:value="6.86850547100039">
                <text:p>6.8685054710003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869">
                <text:p>239869</text:p>
              </table:table-cell>
              <table:table-cell office:value-type="float" office:value="1.34504184900106">
                <text:p>1.34504184900106</text:p>
              </table:table-cell>
              <table:table-cell office:value-type="float" office:value="7.81325911100066">
                <text:p>7.81325911100066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927">
                <text:p>150927</text:p>
              </table:table-cell>
              <table:table-cell office:value-type="float" office:value="1.37005202100045">
                <text:p>1.37005202100045</text:p>
              </table:table-cell>
              <table:table-cell office:value-type="float" office:value="8.85172474200044">
                <text:p>8.85172474200044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005">
                <text:p>64005</text:p>
              </table:table-cell>
              <table:table-cell office:value-type="float" office:value="0.945892543000809">
                <text:p>0.945892543000809</text:p>
              </table:table-cell>
              <table:table-cell office:value-type="float" office:value="7.1760285979999">
                <text:p>7.1760285979999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44">
                <text:p>32944</text:p>
              </table:table-cell>
              <table:table-cell office:value-type="float" office:value="0.84879841899965">
                <text:p>0.84879841899965</text:p>
              </table:table-cell>
              <table:table-cell office:value-type="float" office:value="7.00548122500004">
                <text:p>7.00548122500004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33">
                <text:p>7833</text:p>
              </table:table-cell>
              <table:table-cell office:value-type="float" office:value="0.687957883001218">
                <text:p>0.687957883001218</text:p>
              </table:table-cell>
              <table:table-cell office:value-type="float" office:value="6.30835825199938">
                <text:p>6.30835825199938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7625">
                <text:p>567625</text:p>
              </table:table-cell>
              <table:table-cell office:value-type="float" office:value="1.7316907580007">
                <text:p>1.7316907580007</text:p>
              </table:table-cell>
              <table:table-cell office:value-type="float" office:value="6.71039647299949">
                <text:p>6.71039647299949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7521">
                <text:p>747521</text:p>
              </table:table-cell>
              <table:table-cell office:value-type="float" office:value="2.23794065000038">
                <text:p>2.23794065000038</text:p>
              </table:table-cell>
              <table:table-cell office:value-type="float" office:value="7.9590560150009">
                <text:p>7.9590560150009</text:p>
              </table:table-cell>
              <table:table-cell office:value-type="float" office:value="1.685">
                <text:p>1.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17">
                <text:p>25017</text:p>
              </table:table-cell>
              <table:table-cell office:value-type="float" office:value="0.895870334999927">
                <text:p>0.895870334999927</text:p>
              </table:table-cell>
              <table:table-cell office:value-type="float" office:value="7.2814302020015">
                <text:p>7.28143020200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146">
                <text:p>134146</text:p>
              </table:table-cell>
              <table:table-cell office:value-type="float" office:value="0.996079372000168">
                <text:p>0.996079372000168</text:p>
              </table:table-cell>
              <table:table-cell office:value-type="float" office:value="6.84433433900085">
                <text:p>6.84433433900085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70">
                <text:p>17270</text:p>
              </table:table-cell>
              <table:table-cell office:value-type="float" office:value="0.977393895000205">
                <text:p>0.977393895000205</text:p>
              </table:table-cell>
              <table:table-cell office:value-type="float" office:value="8.00230175599972">
                <text:p>8.00230175599972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24">
                <text:p>14824</text:p>
              </table:table-cell>
              <table:table-cell office:value-type="float" office:value="0.534412503999192">
                <text:p>0.534412503999192</text:p>
              </table:table-cell>
              <table:table-cell office:value-type="float" office:value="5.24933276900083">
                <text:p>5.2493327690008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744">
                <text:p>123744</text:p>
              </table:table-cell>
              <table:table-cell office:value-type="float" office:value="1.18808929899933">
                <text:p>1.18808929899933</text:p>
              </table:table-cell>
              <table:table-cell office:value-type="float" office:value="8.05501658499998">
                <text:p>8.055016584999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363">
                <text:p>382363</text:p>
              </table:table-cell>
              <table:table-cell office:value-type="float" office:value="1.43983967399981">
                <text:p>1.43983967399981</text:p>
              </table:table-cell>
              <table:table-cell office:value-type="float" office:value="6.95193690399901">
                <text:p>6.95193690399901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625">
                <text:p>175625</text:p>
              </table:table-cell>
              <table:table-cell office:value-type="float" office:value="1.1248466649995">
                <text:p>1.1248466649995</text:p>
              </table:table-cell>
              <table:table-cell office:value-type="float" office:value="7.12813745600033">
                <text:p>7.12813745600033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5460">
                <text:p>1095460</text:p>
              </table:table-cell>
              <table:table-cell office:value-type="float" office:value="3.34287220399892">
                <text:p>3.34287220399892</text:p>
              </table:table-cell>
              <table:table-cell office:value-type="float" office:value="11.0956526059999">
                <text:p>11.0956526059999</text:p>
              </table:table-cell>
              <table:table-cell office:value-type="float" office:value="2.909">
                <text:p>2.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393">
                <text:p>68393</text:p>
              </table:table-cell>
              <table:table-cell office:value-type="float" office:value="0.641893275000257">
                <text:p>0.641893275000257</text:p>
              </table:table-cell>
              <table:table-cell office:value-type="float" office:value="5.35491827000078">
                <text:p>5.3549182700007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492">
                <text:p>50492</text:p>
              </table:table-cell>
              <table:table-cell office:value-type="float" office:value="0.677153061998979">
                <text:p>0.677153061998979</text:p>
              </table:table-cell>
              <table:table-cell office:value-type="float" office:value="5.78922450699974">
                <text:p>5.78922450699974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832">
                <text:p>80832</text:p>
              </table:table-cell>
              <table:table-cell office:value-type="float" office:value="0.933271964999221">
                <text:p>0.933271964999221</text:p>
              </table:table-cell>
              <table:table-cell office:value-type="float" office:value="6.92862739600059">
                <text:p>6.92862739600059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209">
                <text:p>127209</text:p>
              </table:table-cell>
              <table:table-cell office:value-type="float" office:value="0.755196912999963">
                <text:p>0.755196912999963</text:p>
              </table:table-cell>
              <table:table-cell office:value-type="float" office:value="5.61477150600149">
                <text:p>5.61477150600149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255">
                <text:p>326255</text:p>
              </table:table-cell>
              <table:table-cell office:value-type="float" office:value="1.89671414300028">
                <text:p>1.89671414300028</text:p>
              </table:table-cell>
              <table:table-cell office:value-type="float" office:value="10.230923956">
                <text:p>10.23092395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2986">
                <text:p>242986</text:p>
              </table:table-cell>
              <table:table-cell office:value-type="float" office:value="1.41880047900122">
                <text:p>1.41880047900122</text:p>
              </table:table-cell>
              <table:table-cell office:value-type="float" office:value="8.15813166099906">
                <text:p>8.15813166099906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601">
                <text:p>86601</text:p>
              </table:table-cell>
              <table:table-cell office:value-type="float" office:value="0.824368628000229">
                <text:p>0.824368628000229</text:p>
              </table:table-cell>
              <table:table-cell office:value-type="float" office:value="6.44180557399886">
                <text:p>6.44180557399886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0.999369712000771">
                <text:p>0.999369712000771</text:p>
              </table:table-cell>
              <table:table-cell office:value-type="float" office:value="8.26199384899883">
                <text:p>8.26199384899883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900">
                <text:p>181900</text:p>
              </table:table-cell>
              <table:table-cell office:value-type="float" office:value="1.02068871099982">
                <text:p>1.02068871099982</text:p>
              </table:table-cell>
              <table:table-cell office:value-type="float" office:value="6.37729608500013">
                <text:p>6.37729608500013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5562">
                <text:p>1195562</text:p>
              </table:table-cell>
              <table:table-cell office:value-type="float" office:value="3.79690934199971">
                <text:p>3.79690934199971</text:p>
              </table:table-cell>
              <table:table-cell office:value-type="float" office:value="12.3747391239995">
                <text:p>12.3747391239995</text:p>
              </table:table-cell>
              <table:table-cell office:value-type="float" office:value="2.948">
                <text:p>2.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9">
                <text:p>5329</text:p>
              </table:table-cell>
              <table:table-cell office:value-type="float" office:value="0.650489723999272">
                <text:p>0.650489723999272</text:p>
              </table:table-cell>
              <table:table-cell office:value-type="float" office:value="6.07780788700075">
                <text:p>6.077807887000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29">
                <text:p>33829</text:p>
              </table:table-cell>
              <table:table-cell office:value-type="float" office:value="0.996127084001273">
                <text:p>0.996127084001273</text:p>
              </table:table-cell>
              <table:table-cell office:value-type="float" office:value="7.79903186999945">
                <text:p>7.7990318699994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619">
                <text:p>53619</text:p>
              </table:table-cell>
              <table:table-cell office:value-type="float" office:value="1.15574864799964">
                <text:p>1.15574864799964</text:p>
              </table:table-cell>
              <table:table-cell office:value-type="float" office:value="8.64215423300084">
                <text:p>8.64215423300084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724">
                <text:p>74724</text:p>
              </table:table-cell>
              <table:table-cell office:value-type="float" office:value="1.03105315699941">
                <text:p>1.03105315699941</text:p>
              </table:table-cell>
              <table:table-cell office:value-type="float" office:value="7.49872815599883">
                <text:p>7.49872815599883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13">
                <text:p>18513</text:p>
              </table:table-cell>
              <table:table-cell office:value-type="float" office:value="0.699329111999759">
                <text:p>0.699329111999759</text:p>
              </table:table-cell>
              <table:table-cell office:value-type="float" office:value="6.27122756099925">
                <text:p>6.2712275609992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134">
                <text:p>154134</text:p>
              </table:table-cell>
              <table:table-cell office:value-type="float" office:value="1.21627086199987">
                <text:p>1.21627086199987</text:p>
              </table:table-cell>
              <table:table-cell office:value-type="float" office:value="8.10597340999993">
                <text:p>8.10597340999993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1637">
                <text:p>281637</text:p>
              </table:table-cell>
              <table:table-cell office:value-type="float" office:value="1.67643404200135">
                <text:p>1.67643404200135</text:p>
              </table:table-cell>
              <table:table-cell office:value-type="float" office:value="9.15723699500086">
                <text:p>9.1572369950008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408">
                <text:p>285408</text:p>
              </table:table-cell>
              <table:table-cell office:value-type="float" office:value="1.43379888399977">
                <text:p>1.43379888399977</text:p>
              </table:table-cell>
              <table:table-cell office:value-type="float" office:value="8.18881698500081">
                <text:p>8.18881698500081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209">
                <text:p>89209</text:p>
              </table:table-cell>
              <table:table-cell office:value-type="float" office:value="0.868396564999784">
                <text:p>0.868396564999784</text:p>
              </table:table-cell>
              <table:table-cell office:value-type="float" office:value="6.44613959399976">
                <text:p>6.44613959399976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945142380998732">
                <text:p>0.945142380998732</text:p>
              </table:table-cell>
              <table:table-cell office:value-type="float" office:value="7.83316830399963">
                <text:p>7.8331683039996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733">
                <text:p>144733</text:p>
              </table:table-cell>
              <table:table-cell office:value-type="float" office:value="1.03006592999918">
                <text:p>1.03006592999918</text:p>
              </table:table-cell>
              <table:table-cell office:value-type="float" office:value="6.84326715600037">
                <text:p>6.84326715600037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8">
                <text:p>3458</text:p>
              </table:table-cell>
              <table:table-cell office:value-type="float" office:value="0.874312452000595">
                <text:p>0.874312452000595</text:p>
              </table:table-cell>
              <table:table-cell office:value-type="float" office:value="7.27589344599983">
                <text:p>7.275893445999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928">
                <text:p>30928</text:p>
              </table:table-cell>
              <table:table-cell office:value-type="float" office:value="0.614479096999276">
                <text:p>0.614479096999276</text:p>
              </table:table-cell>
              <table:table-cell office:value-type="float" office:value="5.72660135099977">
                <text:p>5.7266013509997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78">
                <text:p>5378</text:p>
              </table:table-cell>
              <table:table-cell office:value-type="float" office:value="0.977942096998959">
                <text:p>0.977942096998959</text:p>
              </table:table-cell>
              <table:table-cell office:value-type="float" office:value="7.98574694600029">
                <text:p>7.9857469460002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4610">
                <text:p>724610</text:p>
              </table:table-cell>
              <table:table-cell office:value-type="float" office:value="2.66397712400067">
                <text:p>2.66397712400067</text:p>
              </table:table-cell>
              <table:table-cell office:value-type="float" office:value="10.8113438109995">
                <text:p>10.8113438109995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5910">
                <text:p>835910</text:p>
              </table:table-cell>
              <table:table-cell office:value-type="float" office:value="3.0180193619999">
                <text:p>3.0180193619999</text:p>
              </table:table-cell>
              <table:table-cell office:value-type="float" office:value="11.3824507099998">
                <text:p>11.3824507099998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8591">
                <text:p>478591</text:p>
              </table:table-cell>
              <table:table-cell office:value-type="float" office:value="1.60472506299993">
                <text:p>1.60472506299993</text:p>
              </table:table-cell>
              <table:table-cell office:value-type="float" office:value="7.09022297200136">
                <text:p>7.09022297200136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61">
                <text:p>16461</text:p>
              </table:table-cell>
              <table:table-cell office:value-type="float" office:value="0.713140927000495">
                <text:p>0.713140927000495</text:p>
              </table:table-cell>
              <table:table-cell office:value-type="float" office:value="6.25799918899975">
                <text:p>6.25799918899975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994">
                <text:p>81994</text:p>
              </table:table-cell>
              <table:table-cell office:value-type="float" office:value="1.16717071099993">
                <text:p>1.16717071099993</text:p>
              </table:table-cell>
              <table:table-cell office:value-type="float" office:value="8.52471283700106">
                <text:p>8.5247128370010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38">
                <text:p>42538</text:p>
              </table:table-cell>
              <table:table-cell office:value-type="float" office:value="0.812863385999663">
                <text:p>0.812863385999663</text:p>
              </table:table-cell>
              <table:table-cell office:value-type="float" office:value="6.59410695599945">
                <text:p>6.5941069559994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717353101999834">
                <text:p>0.717353101999834</text:p>
              </table:table-cell>
              <table:table-cell office:value-type="float" office:value="6.47209775699957">
                <text:p>6.472097756999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008">
                <text:p>124008</text:p>
              </table:table-cell>
              <table:table-cell office:value-type="float" office:value="0.911153577999357">
                <text:p>0.911153577999357</text:p>
              </table:table-cell>
              <table:table-cell office:value-type="float" office:value="6.46576471400113">
                <text:p>6.46576471400113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9130">
                <text:p>189130</text:p>
              </table:table-cell>
              <table:table-cell office:value-type="float" office:value="1.26165091399889">
                <text:p>1.26165091399889</text:p>
              </table:table-cell>
              <table:table-cell office:value-type="float" office:value="7.77026414799911">
                <text:p>7.77026414799911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8476">
                <text:p>288476</text:p>
              </table:table-cell>
              <table:table-cell office:value-type="float" office:value="1.65793923199999">
                <text:p>1.65793923199999</text:p>
              </table:table-cell>
              <table:table-cell office:value-type="float" office:value="8.88416495499951">
                <text:p>8.88416495499951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410">
                <text:p>157410</text:p>
              </table:table-cell>
              <table:table-cell office:value-type="float" office:value="1.19161885199901">
                <text:p>1.19161885199901</text:p>
              </table:table-cell>
              <table:table-cell office:value-type="float" office:value="7.52026834199933">
                <text:p>7.52026834199933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6785">
                <text:p>386785</text:p>
              </table:table-cell>
              <table:table-cell office:value-type="float" office:value="1.6852343039991">
                <text:p>1.6852343039991</text:p>
              </table:table-cell>
              <table:table-cell office:value-type="float" office:value="8.06584627600023">
                <text:p>8.0658462760002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74">
                <text:p>16574</text:p>
              </table:table-cell>
              <table:table-cell office:value-type="float" office:value="0.832517415001348">
                <text:p>0.832517415001348</text:p>
              </table:table-cell>
              <table:table-cell office:value-type="float" office:value="6.96794268399935">
                <text:p>6.96794268399935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5080">
                <text:p>115080</text:p>
              </table:table-cell>
              <table:table-cell office:value-type="float" office:value="1.08033097899897">
                <text:p>1.08033097899897</text:p>
              </table:table-cell>
              <table:table-cell office:value-type="float" office:value="7.44071801500104">
                <text:p>7.4407180150010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5321">
                <text:p>305321</text:p>
              </table:table-cell>
              <table:table-cell office:value-type="float" office:value="1.237589028">
                <text:p>1.237589028</text:p>
              </table:table-cell>
              <table:table-cell office:value-type="float" office:value="6.40782184199998">
                <text:p>6.4078218419999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27">
                <text:p>23027</text:p>
              </table:table-cell>
              <table:table-cell office:value-type="float" office:value="0.993523925000773">
                <text:p>0.993523925000773</text:p>
              </table:table-cell>
              <table:table-cell office:value-type="float" office:value="7.84041384000011">
                <text:p>7.8404138400001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056">
                <text:p>455056</text:p>
              </table:table-cell>
              <table:table-cell office:value-type="float" office:value="1.52201847000106">
                <text:p>1.52201847000106</text:p>
              </table:table-cell>
              <table:table-cell office:value-type="float" office:value="6.9892283829995">
                <text:p>6.9892283829995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069">
                <text:p>444069</text:p>
              </table:table-cell>
              <table:table-cell office:value-type="float" office:value="1.59215158599909">
                <text:p>1.59215158599909</text:p>
              </table:table-cell>
              <table:table-cell office:value-type="float" office:value="6.6153260939991">
                <text:p>6.6153260939991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124">
                <text:p>123124</text:p>
              </table:table-cell>
              <table:table-cell office:value-type="float" office:value="1.24367897499906">
                <text:p>1.24367897499906</text:p>
              </table:table-cell>
              <table:table-cell office:value-type="float" office:value="8.33607443099936">
                <text:p>8.33607443099936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020">
                <text:p>88020</text:p>
              </table:table-cell>
              <table:table-cell office:value-type="float" office:value="0.99868198600052">
                <text:p>0.99868198600052</text:p>
              </table:table-cell>
              <table:table-cell office:value-type="float" office:value="6.93787672200051">
                <text:p>6.93787672200051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955">
                <text:p>573955</text:p>
              </table:table-cell>
              <table:table-cell office:value-type="float" office:value="1.89267730000029">
                <text:p>1.89267730000029</text:p>
              </table:table-cell>
              <table:table-cell office:value-type="float" office:value="7.49295801900007">
                <text:p>7.4929580190000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40">
                <text:p>93440</text:p>
              </table:table-cell>
              <table:table-cell office:value-type="float" office:value="0.963840935999542">
                <text:p>0.963840935999542</text:p>
              </table:table-cell>
              <table:table-cell office:value-type="float" office:value="7.04377093900075">
                <text:p>7.0437709390007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2028">
                <text:p>682028</text:p>
              </table:table-cell>
              <table:table-cell office:value-type="float" office:value="2.60844364699915">
                <text:p>2.60844364699915</text:p>
              </table:table-cell>
              <table:table-cell office:value-type="float" office:value="10.6115367219991">
                <text:p>10.6115367219991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108">
                <text:p>24108</text:p>
              </table:table-cell>
              <table:table-cell office:value-type="float" office:value="1.07769147999898">
                <text:p>1.07769147999898</text:p>
              </table:table-cell>
              <table:table-cell office:value-type="float" office:value="8.62678293800127">
                <text:p>8.62678293800127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715">
                <text:p>142715</text:p>
              </table:table-cell>
              <table:table-cell office:value-type="float" office:value="1.18681336000009">
                <text:p>1.18681336000009</text:p>
              </table:table-cell>
              <table:table-cell office:value-type="float" office:value="7.90259869799957">
                <text:p>7.90259869799957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955">
                <text:p>92955</text:p>
              </table:table-cell>
              <table:table-cell office:value-type="float" office:value="0.827992389000428">
                <text:p>0.827992389000428</text:p>
              </table:table-cell>
              <table:table-cell office:value-type="float" office:value="6.28931136699976">
                <text:p>6.28931136699976</text:p>
              </table:table-cell>
              <table:table-cell office:value-type="float" office:value="0.704">
                <text:p>0.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